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makefile dersi</text:p>
      <text:p text:style-name="rststyle-textbody">makefile formatı yazılan bir kaynak kodu derlemek ve yüklemek için kullanılan ne yaygın derleme talimatı formatlarından biridir.</text:p>
      <text:p text:style-name="rststyle-textbody">Bu yazıda sizlere makefile dosyası nasıl yazılır anlatacağım.</text:p>
      <text:section text:name="Section1" text:style-name="Sect1">
        <text:h text:outline-level="1" text:style-name="rststyle-heading1">Genel bakış</text:h>
        <text:p text:style-name="rststyle-textbody">Örneğin aşağıdaki gibi bir <text:span text:style-name="rststyle-strong">C</text:span> kodumuz olsun</text:p>
        <ns0:p ns0:style-name="rststyle-codeblock">#include &lt;stdio.h&gt;<ns0:line-break/>int main(){<ns0:line-break/><ns0:s ns0:c="4"/>puts("Hello world!\n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puts</text:span>
        <text:span text:style-name="rststyle-punctuation">(</text:span>
        <text:span text:style-name="rststyle-literal">
          <text:span text:style-name="rststyle-string">"Hello world!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nu aşağıdaki komutu kulanarak derleriz ve kurarız.</text:p>
        <ns0:p ns0:style-name="rststyle-codeblock">$ gcc -o hello hello.c<ns0:line-break/>$ install hello /usr/bin/hello</ns0:p>
        <text:span text:style-name="rststyle-name">$</text:span>
        <text:span text:style-name="rststyle-whitespace"> </text:span>
        <text:span text:style-name="rststyle-name">gcc</text:span>
        <text:span text:style-name="rststyle-whitespace"> </text:span>
        <text:span text:style-name="rststyle-operator">-</text:span>
        <text:span text:style-name="rststyle-name">o</text:span>
        <text:span text:style-name="rststyle-whitespace"> </text:span>
        <text:span text:style-name="rststyle-name">hello</text:span>
        <text:span text:style-name="rststyle-whitespace"> </text:span>
        <text:span text:style-name="rststyle-name">hello</text:span>
        <text:span text:style-name="rststyle-punctuation">.</text:span>
        <text:span text:style-name="rststyle-name">c</text:span>
        <text:span text:style-name="rststyle-whitespace">
</text:span>
        <text:span text:style-name="rststyle-name">$</text:span>
        <text:span text:style-name="rststyle-whitespace"> </text:span>
        <text:span text:style-name="rststyle-name">install</text:span>
        <text:span text:style-name="rststyle-whitespace"> </text:span>
        <text:span text:style-name="rststyle-name">hello</text:span>
        <text:span text:style-name="rststyle-whitespace"> </text:span>
        <text:span text:style-name="rststyle-operator">/</text:span>
        <text:span text:style-name="rststyle-name">usr</text:span>
        <text:span text:style-name="rststyle-operator">/</text:span>
        <text:span text:style-name="rststyle-name">bin</text:span>
        <text:span text:style-name="rststyle-operator">/</text:span>
        <text:span text:style-name="rststyle-name">hello</text:span>
        <text:p text:style-name="rststyle-textbody">Makefile dosyalarının bölüm tanımlamalarında girintileme amaçlı <text:span text:style-name="rststyle-strong">Tab</text:span> kullanılır.</text:p>
        <text:p text:style-name="rststyle-textbody">Şimdi aşağıdaki makefile dosyasını inceleyelim.</text:p>
        <ns0:p ns0:style-name="rststyle-codeblock">PREFIX=/usr<ns0:line-break/>build:<ns0:line-break/><ns0:s ns0:c="8"/>$(CC) -o hello hello.c<ns0:line-break/><ns0:line-break/>install:<ns0:line-break/><ns0:s ns0:c="8"/>install hello $(DESTDIR)/$(PREFIX)/bin/hello</ns0:p>
        <text:span text:style-name="rststyle-name">
          <text:span text:style-name="rststyle-variable">PREFIX</text:span>
        </text:span>
        <text:span text:style-name="rststyle-operator">=</text:span>
        <text:span text:style-name="rststyle-whitespace">
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keyword">$(</text:span>
        <text:span text:style-name="rststyle-keyword">)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
</text:span>
        <text:span text:style-name="rststyle-name">
          <text:span text:style-name="rststyle-function">install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keyword">$(</text:span>
        <text:span text:style-name="rststyle-keyword">)</text:span>
        <text:span text:style-name="rststyle-keyword">$(</text:span>
        <text:span text:style-name="rststyle-keyword">)</text:span>
        <text:p text:style-name="rststyle-textbody">Burada <text:span text:style-name="rststyle-strong">PREFIX</text:span>, <text:span text:style-name="rststyle-strong">CC</text:span>, <text:span text:style-name="rststyle-strong">DESTDIR</text:span> gibi parametreler değişkendir. Bu değişkenler derleme esnasında değiştirilebilir.</text:p>
        <text:p text:style-name="rststyle-textbody">Bu makefile dosyasını kullanarak derlemeyi ve yüklemeyi aşağıdaki gibi yaparız.</text:p>
        <ns0:p ns0:style-name="rststyle-codeblock">$ make<ns0:line-break/>$ make install</ns0:p>
        <text:span text:style-name="rststyle-name">$</text:span>
        <text:span text:style-name="rststyle-whitespace"> </text:span>
        <text:span text:style-name="rststyle-name">make</text:span>
        <text:span text:style-name="rststyle-whitespace">
</text:span>
        <text:span text:style-name="rststyle-name">$</text:span>
        <text:span text:style-name="rststyle-whitespace"> </text:span>
        <text:span text:style-name="rststyle-name">make</text:span>
        <text:span text:style-name="rststyle-whitespace"> </text:span>
        <text:span text:style-name="rststyle-name">install</text:span>
        <text:p text:style-name="rststyle-textbody">Görüldüğü gibi derleme ve yükleme işlemi daha kolay ve nasıl derleneceğini basitçe belirtmiş olduk.</text:p>
        <text:p text:style-name="rststyle-textbody">Burada kullandığımız değişkenler şu şekilde açılnabilir.</text:p>
        <text:list text:style-name="rststyle-bulletlist">
          <text:list-item>
            <text:p text:style-name="rststyle-bulletitem">PREFIX = /usr olarak tanımladık.</text:p>
          </text:list-item>
          <text:list-item>
            <text:p text:style-name="rststyle-bulletitem">DESTDIR = paket sistemleri paket yaparken bu değişkeni otomatik olarak değiştirir. Kurulacak kök dizin konumudur.</text:p>
          </text:list-item>
          <text:list-item>
            <text:p text:style-name="rststyle-bulletitem">CC = derleyicinin adıdır. Bu değişkeni ayarlayarak derleyiciyi değiştirebilirsiniz.</text:p>
          </text:list-item>
        </text:list>
        <text:p text:style-name="rststyle-textbody">Make komutuna eğer hiç parametre verimezsek ilk baştaki bölümü çalıştırır. Biz ilk başta <text:span text:style-name="rststyle-strong">build</text:span> tanımladığımız için make komutu build çalıştırır. make komutuna parametre olarak bölüm verirsek o bölüm çalıştırılır.</text:p>
      </text:section>
      <text:section text:name="Section2" text:style-name="Sect1">
        <text:h text:outline-level="1" text:style-name="rststyle-heading1">Değişken işlemleri</text:h>
        <text:p text:style-name="rststyle-textbody">Değişken tanımlamak için <text:span text:style-name="rststyle-strong">variable=value</text:span> şeklinde tanımlanabilir. değişkeni kullanırken de <text:span text:style-name="rststyle-strong">$()</text:span> işareti arasına alınır. Örneğin:</text:p>
        <ns0:p ns0:style-name="rststyle-codeblock">yazi=hello world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whitespace"> </text:span>
        <text:span text:style-name="rststyle-whitespace">
</text:span>
        <text:span text:style-name="rststyle-name">
          <text:span text:style-name="rststyle-function">hello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keyword">$(</text:span>
        <text:span text:style-name="rststyle-keyword">)</text:span>
        <text:p text:style-name="rststyle-textbody">Bu değişkeni <text:span text:style-name="rststyle-strong">make yazi=deneme123</text:span> şeklinde komut vererek değiştirebiliriz.</text:p>
        <text:p text:style-name="rststyle-textbody">Var olan bir değişkene ekleme yapmak için <text:span text:style-name="rststyle-strong">+=</text:span> ifadesi kullanılır.  <text:span text:style-name="rststyle-strong">:=</text:span> ifadesi eğer tanımlama varsa ekleme yapar. <text:span text:style-name="rststyle-strong">?=</text:span> sadece daha önceden tanımlanmışsa ekleme yapar.</text:p>
        <ns0:p ns0:style-name="rststyle-codeblock">yazi=hello<ns0:line-break/>yazi+=world<ns0:line-break/>sayi:=$(shell ls)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whitespace">
</text:span>
        <text:span text:style-name="rststyle-name">
          <text:span text:style-name="rststyle-variable">yazi</text:span>
        </text:span>
        <text:span text:style-name="rststyle-operator">+=</text:span>
        <text:span text:style-name="rststyle-whitespace">
</text:span>
        <text:span text:style-name="rststyle-name">
          <text:span text:style-name="rststyle-variable">sayi</text:span>
        </text:span>
        <text:span text:style-name="rststyle-operator">:=</text:span>
        <text:span text:style-name="rststyle-keyword">$(</text:span>
        <text:span text:style-name="rststyle-whitespace"> </text:span>
        <text:span text:style-name="rststyle-keyword">)</text:span>
        <text:span text:style-name="rststyle-whitespace">
</text:span>
        <text:span text:style-name="rststyle-name">
          <text:span text:style-name="rststyle-function">hello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keyword">$(</text:span>
        <text:span text:style-name="rststyle-keyword">)</text:span>
        <text:p text:style-name="rststyle-textbody">Eğer <text:span text:style-name="rststyle-strong">$</text:span> işareti kullanmanız gereken bir durum oluşursa <text:span text:style-name="rststyle-strong">$$</text:span> ifadesi kullanabilirsiniz. Örneğin:</text:p>
        <ns0:p ns0:style-name="rststyle-codeblock">hello:<ns0:line-break/><ns0:s ns0:c="8"/>bash -c "echo $$HOME"</ns0:p>
        <text:span text:style-name="rststyle-name">
          <text:span text:style-name="rststyle-function">hello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double">"echo </text:span>
          </text:span>
        </text:span>
        <text:span text:style-name="rststyle-name">
          <text:span text:style-name="rststyle-variable">$$</text:span>
        </text:span>
        <text:span text:style-name="rststyle-literal">
          <text:span text:style-name="rststyle-string">
            <text:span text:style-name="rststyle-double">HOME"</text:span>
          </text:span>
        </text:span>
      </text:section>
      <text:section text:name="Section3" text:style-name="Sect1">
        <text:h text:outline-level="1" text:style-name="rststyle-heading1">Bölümler</text:h>
        <text:p text:style-name="rststyle-textbody">Makefile yazarken bölümler tanımlanır ve eğer bölümün adı belirtilmemişse ilk bölüm çalıştırılır. Bölümler arası bağımlılık vermek için aşağıdaki gibi bir kullanım yapılmalıdır.</text:p>
        <ns0:p ns0:style-name="rststyle-codeblock">yazi: sayi test<ns0:line-break/><ns0:s ns0:c="8"/>echo "Hello world"<ns0:line-break/>sayi:<ns0:line-break/><ns0:s ns0:c="8"/>echo 12<ns0:line-break/>test:<ns0:line-break/><ns0:s ns0:c="8"/>echo test123</ns0:p>
        <text:span text:style-name="rststyle-name">
          <text:span text:style-name="rststyle-function">yazi</text:span>
        </text:span>
        <text:span text:style-name="rststyle-operator">:</text:span>
        <text:span text:style-name="rststyle-whitespace"> </text:span>
        <text:span text:style-name="rststyle-name">sayi</text:span>
        <text:span text:style-name="rststyle-name">test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whitespace">
</text:span>
        <text:span text:style-name="rststyle-name">
          <text:span text:style-name="rststyle-function">sayi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number">12</text:span>
        </text:span>
        <text:span text:style-name="rststyle-whitespace">
</text:span>
        <text:span text:style-name="rststyle-name">
          <text:span text:style-name="rststyle-function">test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p text:style-name="rststyle-textbody">Yukarıdaki dosyayı çalıştırdığımızda sırasıyla <text:span text:style-name="rststyle-strong">sayi</text:span> -&gt; <text:span text:style-name="rststyle-strong">test</text:span> -&gt; <text:span text:style-name="rststyle-strong">yazi</text:span> bölümleri çalıştırılır.</text:p>
        <text:p text:style-name="rststyle-textbody">Aynı işi yapan birden çok bölüm şu şekilde tanımlanabilir.</text:p>
        <ns0:p ns0:style-name="rststyle-codeblock">bol1 bol2:<ns0:line-break/><ns0:s ns0:c="8"/>echo Merhaba<ns0:line-break/># Şuna eşittir.<ns0:line-break/>bol1:<ns0:line-break/><ns0:s ns0:c="8"/>echo Merhaba<ns0:line-break/>bol2:<ns0:line-break/><ns0:s ns0:c="8"/>echo Merhaba</ns0:p>
        <text:span text:style-name="rststyle-name">
          <text:span text:style-name="rststyle-function">bol1 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
</text:span>
        <text:span text:style-name="rststyle-comment"># Şuna eşittir.
</text:span>
        <text:span text:style-name="rststyle-name">
          <text:span text:style-name="rststyle-function">bol1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
</text:span>
        <text:span text:style-name="rststyle-name">
          <text:span text:style-name="rststyle-function">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p text:style-name="rststyle-textbody">Bölümün adını <text:span text:style-name="rststyle-strong">$@</text:span> kullanarak öğrenebiliriz.</text:p>
        <ns0:p ns0:style-name="rststyle-codeblock">bolum:<ns0:line-break/><ns0:s ns0:c="8"/>echo $@</ns0:p>
        <text:span text:style-name="rststyle-name">
          <text:span text:style-name="rststyle-function">bolum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name">
          <text:span text:style-name="rststyle-variable">$@</text:span>
        </text:span>
        <text:p text:style-name="rststyle-textbody">Bölümün tüm bağımlılıklarını almak için için <text:span text:style-name="rststyle-strong">$^</text:span> kullanabiliriz.</text:p>
        <ns0:p ns0:style-name="rststyle-codeblock">bolum: bol1 bol2<ns0:line-break/><ns0:s ns0:c="8"/>echo $^<ns0:line-break/>bol1 bol2:<ns0:line-break/><ns0:s ns0:c="8"/>true</ns0:p>
        <text:span text:style-name="rststyle-name">
          <text:span text:style-name="rststyle-function">bolum</text:span>
        </text:span>
        <text:span text:style-name="rststyle-operator">:</text:span>
        <text:span text:style-name="rststyle-whitespace"> </text:span>
        <text:span text:style-name="rststyle-name">bol</text:span>
        <text:span text:style-name="rststyle-name">bol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
</text:span>
        <text:span text:style-name="rststyle-name">
          <text:span text:style-name="rststyle-function">bol1 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p text:style-name="rststyle-textbody"><text:span text:style-name="rststyle-strong">$?</text:span> ifadesi <text:span text:style-name="rststyle-strong">$^</text:span> ile benzerdir fakat sadece geçerli bölümden sonra tanımlanan bölümleri döndürür.</text:p>
        <ns0:p ns0:style-name="rststyle-codeblock">bol1:<ns0:line-break/><ns0:s ns0:c="8"/>true<ns0:line-break/>bolum: bol1 bol2<ns0:line-break/><ns0:s ns0:c="8"/>echo $?<ns0:line-break/>bol2:<ns0:line-break/><ns0:s ns0:c="8"/>true</ns0:p>
        <text:span text:style-name="rststyle-name">
          <text:span text:style-name="rststyle-function">bol1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span text:style-name="rststyle-whitespace">
</text:span>
        <text:span text:style-name="rststyle-name">
          <text:span text:style-name="rststyle-function">bolum</text:span>
        </text:span>
        <text:span text:style-name="rststyle-operator">:</text:span>
        <text:span text:style-name="rststyle-whitespace"> </text:span>
        <text:span text:style-name="rststyle-name">bol</text:span>
        <text:span text:style-name="rststyle-name">bol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name">
          <text:span text:style-name="rststyle-variable">$?</text:span>
        </text:span>
        <text:span text:style-name="rststyle-whitespace">
</text:span>
        <text:span text:style-name="rststyle-name">
          <text:span text:style-name="rststyle-function">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p text:style-name="rststyle-textbody"><text:span text:style-name="rststyle-strong">$&lt;</text:span> ifadesi sadece ilk bağımlılığı almak için kullanılır.</text:p>
        <ns0:p ns0:style-name="rststyle-codeblock">bol1 bol2:<ns0:line-break/><ns0:s ns0:c="8"/>true<ns0:line-break/>bolum: bol1 bol2<ns0:line-break/><ns0:s ns0:c="8"/>echo $&lt;</ns0:p>
        <text:span text:style-name="rststyle-name">
          <text:span text:style-name="rststyle-function">bol1 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span text:style-name="rststyle-whitespace">
</text:span>
        <text:span text:style-name="rststyle-name">
          <text:span text:style-name="rststyle-function">bolum</text:span>
        </text:span>
        <text:span text:style-name="rststyle-operator">:</text:span>
        <text:span text:style-name="rststyle-whitespace"> </text:span>
        <text:span text:style-name="rststyle-name">bol</text:span>
        <text:span text:style-name="rststyle-name">bol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p text:style-name="rststyle-textbody">Eğer <text:span text:style-name="rststyle-strong">xxxx.o</text:span> şeklinde bir kural tanımlarsanız bu kural çalıştırıldıktan sonra gcc ile kural adındaki dosya derlenir.</text:p>
        <ns0:p ns0:style-name="rststyle-codeblock">main: main.o<ns0:line-break/>main.o: main.c test.c<ns0:line-break/><ns0:line-break/>main.c:<ns0:line-break/><ns0:s ns0:c="8"/>echo "int main(){}" &gt; main.c<ns0:line-break/>%.c:<ns0:line-break/><ns0:s ns0:c="8"/>touch $@</ns0:p>
        <text:span text:style-name="rststyle-name">
          <text:span text:style-name="rststyle-function">main</text:span>
        </text:span>
        <text:span text:style-name="rststyle-operator">:</text:span>
        <text:span text:style-name="rststyle-whitespace"> </text:span>
        <text:span text:style-name="rststyle-name">main</text:span>
        <text:span text:style-name="rststyle-name">o</text:span>
        <text:span text:style-name="rststyle-whitespace">
</text:span>
        <text:span text:style-name="rststyle-name">
          <text:span text:style-name="rststyle-function">main.o</text:span>
        </text:span>
        <text:span text:style-name="rststyle-operator">:</text:span>
        <text:span text:style-name="rststyle-whitespace"> </text:span>
        <text:span text:style-name="rststyle-name">main</text:span>
        <text:span text:style-name="rststyle-name">c</text:span>
        <text:span text:style-name="rststyle-name">test</text:span>
        <text:span text:style-name="rststyle-name">c</text:span>
        <text:span text:style-name="rststyle-whitespace">

</text:span>
        <text:span text:style-name="rststyle-name">
          <text:span text:style-name="rststyle-function">main.c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int main(){}"</text:span>
          </text:span>
        </text:span>
        <text:span text:style-name="rststyle-whitespace"> </text:span>
        <text:span text:style-name="rststyle-whitespace"> </text:span>
        <text:span text:style-name="rststyle-whitespace">
</text:span>
        <text:span text:style-name="rststyle-name">
          <text:span text:style-name="rststyle-function">%.c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name">
          <text:span text:style-name="rststyle-variable">$@</text:span>
        </text:span>
        <text:p text:style-name="rststyle-textbody">Burada main.c dosyası var olmayan bir dosyadır ve derleme esnasında oluşturulur. test.c dosyası ise daha önceden var olan bir dosyadır ve o dosyaya bir şey yapılmaz. main.c kuralı sadece main.c için çalıştırılırken <text:span text:style-name="rststyle-strong">%.c</text:span> şeklinde belirtilen kular hem main.c hem test.c için çalıştırılır.
<text:span text:style-name="rststyle-strong">main</text:span> ile belirttiğimiz kuralda main.o bağımlılığı olduğu için bi derlemenin sonucu olarak main adında bir derlenmiş dosya üretilmektedir.</text:p>
      </text:section>
      <text:section text:name="Section4" text:style-name="Sect1">
        <text:h text:outline-level="1" text:style-name="rststyle-heading1">wildcard ve shell</text:h>
        <text:p text:style-name="rststyle-textbody">Wildcard ifadesi eşleşen dosyaları döndürür.</text:p>
        <ns0:p ns0:style-name="rststyle-codeblock">files := $(wildcard *.c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whitespace"> </text:span>
        <text:span text:style-name="rststyle-operator">:=</text:span>
        <text:span text:style-name="rststyle-whitespace"> </text:span>
        <text:span text:style-name="rststyle-keyword">$(</text:span>
        <text:span text:style-name="rststyle-whitespace"> </text:span>
        <text:span text:style-name="rststyle-keyword">)</text:span>
        <text:span text:style-name="rststyle-whitespace">
</text:span>
        <text:span text:style-name="rststyle-name">
          <text:span text:style-name="rststyle-function">main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$(</text:span>
        <text:span text:style-name="rststyle-keyword">)</text:span>
        <text:p text:style-name="rststyle-textbody">Shell ifadesi ise komut çalıştırarak sonucunu döndürür.</text:p>
        <ns0:p ns0:style-name="rststyle-codeblock">files := $(shell find -type f -iname "*.c"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whitespace"> </text:span>
        <text:span text:style-name="rststyle-operator">:=</text:span>
        <text:span text:style-name="rststyle-whitespace"> </text:span>
        <text:span text:style-name="rststyle-keyword">$(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double">"*.c"</text:span>
          </text:span>
        </text:span>
        <text:span text:style-name="rststyle-keyword">)</text:span>
        <text:span text:style-name="rststyle-whitespace">
</text:span>
        <text:span text:style-name="rststyle-name">
          <text:span text:style-name="rststyle-function">main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$(</text:span>
        <text:span text:style-name="rststyle-keyword">)</text:span>
      </text:section>
      <text:section text:name="Section5" text:style-name="Sect1">
        <text:h text:outline-level="1" text:style-name="rststyle-heading1">Birden çok dosya ile çalışma</text:h>
        <text:p text:style-name="rststyle-textbody"><text:span text:style-name="rststyle-strong">make -C xxx</text:span> şeklinde alt dizindeki bir makefile dosyasını çalıştırabilirsiniz.</text:p>
        <ns0:p ns0:style-name="rststyle-codeblock">build:<ns0:line-break/><ns0:s ns0:c="8"/>make -C src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p text:style-name="rststyle-textbody">Ayrıca <text:span text:style-name="rststyle-strong">include</text:span> kullanarak başka bir dosyada bulunan kuralları kullanabilirsiniz.</text:p>
        <ns0:p ns0:style-name="rststyle-codeblock"># Makefile dosyası<ns0:line-break/>include build.mk<ns0:line-break/>build: main<ns0:line-break/><ns0:s ns0:c="8"/>gcc main.c -o main<ns0:line-break/># build.mk dosyası<ns0:line-break/>main:<ns0:line-break/><ns0:s ns0:c="8"/>echo "int main(){return 0;}" &gt; main.c</ns0:p>
        <text:span text:style-name="rststyle-comment"># Makefile dosyası
</text:span>
        <text:span text:style-name="rststyle-comment">
          <text:span text:style-name="rststyle-preproc">include build.mk
</text:span>
        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 </text:span>
        <text:span text:style-name="rststyle-name">main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comment"># build.mk dosyası
</text:span>
        <text:span text:style-name="rststyle-name">
          <text:span text:style-name="rststyle-function">main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int main(){return 0;}"</text:span>
          </text:span>
        </text:span>
        <text:span text:style-name="rststyle-whitespace"> </text:span>
        <text:span text:style-name="rststyle-whitespace"> </text:span>
      </text:section>
      <text:section text:name="Section6" text:style-name="Sect1">
        <text:h text:outline-level="1" text:style-name="rststyle-heading1">Koşullar</text:h>
        <text:p text:style-name="rststyle-textbody"><text:span text:style-name="rststyle-strong">ifeq</text:span> ifadesi ile koşul tanımlanabilir.  aşağıdaki ifadeşi <text:span text:style-name="rststyle-strong">make CC=clang</text:span> şeklinde çalıştırırkanız clang yazdırır, parametresiz bir şekilde çalıştırırsanız gcc yazdırır. Burada dikkat edilmesi gereken konu <text:span text:style-name="rststyle-strong">ifeq</text:span>, <text:span text:style-name="rststyle-strong">else</text:span>, <text:span text:style-name="rststyle-strong">endif</text:span> girintilenmeden yazılır.</text:p>
        <ns0:p ns0:style-name="rststyle-codeblock">build:<ns0:line-break/>ifeq ($(CC),clang)<ns0:line-break/><ns0:s ns0:c="8"/>echo "clang"<ns0:line-break/>else<ns0:line-break/><ns0:s ns0:c="8"/>echo "gcc"<ns0:line-break/>endif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</text:span>
        <text:span text:style-name="rststyle-comment">
          <text:span text:style-name="rststyle-preproc">ifeq ($(CC),clang)
</text:span>
        </text:span>
        <text:span text:style-name="rststyle-whitespace">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clang"</text:span>
          </text:span>
        </text:span>
        <text:span text:style-name="rststyle-whitespace">
</text:span>
        <text:span text:style-name="rststyle-comment">
          <text:span text:style-name="rststyle-preproc">else
</text:span>
        </text:span>
        <text:span text:style-name="rststyle-whitespace">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gcc"</text:span>
          </text:span>
        </text:span>
        <text:span text:style-name="rststyle-whitespace">
</text:span>
        <text:span text:style-name="rststyle-comment">
          <text:span text:style-name="rststyle-preproc">endif</text:span>
        </text:span>
      </text:section>
      <text:section text:name="Section7" text:style-name="Sect1">
        <text:h text:outline-level="1" text:style-name="rststyle-heading1">Komut özellik ifadeleri</text:h>
        <text:p text:style-name="rststyle-textbody">Eğer komutun başına <text:span text:style-name="rststyle-strong">@</text:span> işareti koyarsanız komut ekrana yazılmadan çalıştırılır. <text:span text:style-name="rststyle-strong">-</text:span> yazarsanız komut hata alsa bile geri kalan kısımlar çalışmaya devam eder.</text:p>
        <ns0:p ns0:style-name="rststyle-codeblock">build:<ns0:line-break/><ns0:s ns0:c="8"/>@echo "Merhaba dünya"<ns0:line-break/><ns0:s ns0:c="8"/>-gcc main.c -o main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8" text:style-name="Sect1">
        <text:h text:outline-level="1" text:style-name="rststyle-heading1">while ve for kullanımı</text:h>
        <text:p text:style-name="rststyle-textbody">Bash betiklerinde kullandığımız for ve while yapısı makefile yazarken aşağıdaki gibi kullanılabilir. done dışındaki satırların sonuna <text:span text:style-name="rststyle-strong">\</text:span> işareti eklenir, do dışındaki satırların sonuna da <text:span text:style-name="rststyle-strong">;</text:span> işareti koyulur.</text:p>
        <ns0:p ns0:style-name="rststyle-codeblock">build:<ns0:line-break/><ns0:s ns0:c="8"/>@for sayi in 1 2 3 $(dizi) ; do \<ns0:line-break/><ns0:s ns0:c="12"/>echo $$sayi ; \<ns0:line-break/><ns0:s ns0:c="12"/>echo "diger satir" ; \<ns0:line-break/><ns0:s ns0:c="8"/>done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keyword">in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 </text:span>
        <text:span text:style-name="rststyle-literal">
          <text:span text:style-name="rststyle-number">2</text:span>
        </text:span>
        <text:span text:style-name="rststyle-whitespace"> </text:span>
        <text:span text:style-name="rststyle-literal">
          <text:span text:style-name="rststyle-number">3</text:span>
        </text:span>
        <text:span text:style-name="rststyle-whitespace"> </text:span>
        <text:span text:style-name="rststyle-keyword">$(</text:span>
        <text:span text:style-name="rststyle-keyword">)</text:span>
        <text:span text:style-name="rststyle-whitespace"> </text:span>
        <text:span text:style-name="rststyle-punctuation">;</text:span>
        <text:span text:style-name="rststyle-whitespace"> </text:span>
        <text:span text:style-name="rststyle-keyword">do</text:span>
        <text:span text:style-name="rststyle-whitespace">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name">
          <text:span text:style-name="rststyle-variable">$$</text:span>
        </text:span>
        <text:span text:style-name="rststyle-whitespace"> </text:span>
        <text:span text:style-name="rststyle-punctuation">;</text:span>
        <text:span text:style-name="rststyle-whitespace">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diger satir"</text:span>
          </text:span>
        </text:span>
        <text:span text:style-name="rststyle-whitespace"> </text:span>
        <text:span text:style-name="rststyle-punctuation">;</text:span>
        <text:span text:style-name="rststyle-whitespace">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</text:span>
        <text:span text:style-name="rststyle-keyword">done</text:span>
      </text:section>
      <text:section text:name="Section9" text:style-name="Sect1">
        <text:h text:outline-level="1" text:style-name="rststyle-heading1">SHELL değişkeni</text:h>
        <text:p text:style-name="rststyle-textbody"><text:span text:style-name="rststyle-strong">SHELL</text:span> değişkeni makefile altındaki komutların hangi shell kullanılarak çalıştırılacağını belirtir. Varsayılan değeri <text:span text:style-name="rststyle-strong">/bin/sh</text:span> olarak belirlenmiştir. Örneğin debian tabanlı dağıtımlarda /bin/sh konumu /bin/dash bağlıyken archlinuxta /bin/bash bağlıdır. <text:span text:style-name="rststyle-strong">dash</text:span> <text:span text:style-name="rststyle-strong">[[</text:span> kullanımını desteklemezken <text:span text:style-name="rststyle-strong">bash</text:span> destekler. Bu sebeple uyumluluğu arttırmak için <text:span text:style-name="rststyle-strong">SHELL</text:span> değişkenini zorla /bin/bash olarak değiştirebiliriz. Aşağıdaki örnekle konuyu daha iyi anlamak için SHELL değişkenini python3 ayarladık ve python kodu yazdık.</text:p>
        <ns0:p ns0:style-name="rststyle-codeblock">SHELL=/usr/bin/python3<ns0:line-break/>build:<ns0:line-break/><ns0:s ns0:c="8"/>import os ;\<ns0:line-break/><ns0:s ns0:c="8"/>liste = os.listdir("/") ;\<ns0:line-break/><ns0:s ns0:c="8"/>print(liste[0])</ns0:p>
        <text:span text:style-name="rststyle-name">
          <text:span text:style-name="rststyle-variable">SHELL</text:span>
        </text:span>
        <text:span text:style-name="rststyle-operator">=</text:span>
        <text:span text:style-name="rststyle-whitespace">
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</text:span>
        <text:span text:style-name="rststyle-name">
          <text:span text:style-name="rststyle-variable">liste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operator">(</text:span>
        <text:span text:style-name="rststyle-literal">
          <text:span text:style-name="rststyle-string">
            <text:span text:style-name="rststyle-double">"/"</text:span>
          </text:span>
        </text:span>
        <text:span text:style-name="rststyle-operator">)</text:span>
        <text:span text:style-name="rststyle-whitespace">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</text:span>
        <text:span text:style-name="rststyle-operator">(</text:span>
        <text:span text:style-name="rststyle-operator">[</text:span>
        <text:span text:style-name="rststyle-literal">
          <text:span text:style-name="rststyle-number">0</text:span>
        </text:span>
        <text:span text:style-name="rststyle-operator">])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8T21:05:06</meta:creation-date>
    <dc:creator>a</dc:creator>
    <dc:date>2023-09-18T21:05:06</dc:date>
    <dc:language>en-US</dc:language>
    <meta:editing-cycles>1</meta:editing-cycles>
    <meta:editing-duration>PT00M01S</meta:editing-duration>
    <dc:title>makefile dersi</dc:title>
  </office:meta>
</office:document-meta>
</file>